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.get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GroupsCache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GroupsCache.viewAccepted( View vie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GroupsCache.JavaGroupsCache( CompositeCache cache , Channel channel , boolean getFromPe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avaGroupsCache.remove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GroupsCache.suspect( Address suspected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GroupsCache.getCach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GroupsCache.remove( Serializable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GroupsCache.getCach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GroupsCache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vaGroupsCache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GroupsCache.handle( Message ms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Request.getCache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GroupsCache.getGroupKeys( String 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GroupsCache.update( ICacheElement 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GroupsCache.b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GroupsCache.get( Serializable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quest.Request( ICacheElement cacheElement , int 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GroupsCache.send( ICacheElement element , int comma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